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E0000015A1CA32CC5B90774BD.png" manifest:media-type="image/png"/>
  <manifest:file-entry manifest:full-path="Pictures/10000201000004400000015A80626BE69375760E.png" manifest:media-type="image/png"/>
  <manifest:file-entry manifest:full-path="Pictures/10000000000004D8000006DA60FB8398AF787F57.png" manifest:media-type="image/png"/>
  <manifest:file-entry manifest:full-path="Pictures/100002010000050E000002FEC372E5F0F0EA3B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02cm, 6.125cm, 6.815cm, 5.621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661cm" fo:min-width="14.92cm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11cm, 12.504cm, 0cm, 3.591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2cm, 9.705cm, 0cm, 2.41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88cm, 5.358cm, 2.41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62cm, 5.049cm, 2.843cm)" draw:image-opacity="100%" style:mirror="none"/>
    </style:style>
    <style:style style:name="gr8" style:family="graphic" style:parent-style-name="standard">
      <style:graphic-properties svg:stroke-width="0.053cm" svg:stroke-color="#000000" draw:marker-start-width="0.28cm" draw:marker-end-width="0.28cm" svg:stroke-opacity="100%" draw:fill="gradient" draw:fill-gradient-name="Tango_20_Green" draw:textarea-vertical-align="middle" draw:auto-grow-height="false" fo:min-height="4.196cm" fo:min-width="5.215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-width="0.28cm" draw:marker-end-width="0.28cm" svg:stroke-opacity="100%" draw:fill="gradient" draw:fill-gradient-name="Tango_20_Green" draw:textarea-vertical-align="middle" draw:auto-grow-height="false" fo:min-height="4.142cm" fo:min-width="5.161cm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gradient" draw:fill-gradient-name="Tango_20_Green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13.207cm" svg:x="1.301cm" svg:y="1.201cm">
          <draw:image xlink:href="Pictures/10000000000004D8000006DA60FB8398AF787F57.png" xlink:type="simple" xlink:show="embed" xlink:actuate="onLoad" loext:mime-type="image/png">
            <text:p/>
          </draw:image>
        </draw:frame>
        <draw:frame draw:style-name="gr2" draw:text-style-name="P1" draw:layer="layout" svg:width="19.589cm" svg:height="11.595cm" svg:x="3.967cm" svg:y="5.01cm">
          <draw:image xlink:href="Pictures/100002010000050E000002FEC372E5F0F0EA3BD4.png" xlink:type="simple" xlink:show="embed" xlink:actuate="onLoad" loext:mime-type="image/png">
            <text:p/>
          </draw:image>
        </draw:frame>
        <draw:custom-shape draw:style-name="gr3" draw:text-style-name="P2" draw:layer="layout" svg:width="15.526cm" svg:height="9.017cm" svg:x="11.205cm" svg:y="11.27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318cm" svg:height="2.045cm" svg:x="12.673cm" svg:y="17.963cm">
          <draw:image xlink:href="Pictures/10000201000004400000015A80626BE69375760E.png" xlink:type="simple" xlink:show="embed" xlink:actuate="onLoad" loext:mime-type="image/png">
            <text:p/>
          </draw:image>
        </draw:frame>
        <draw:frame draw:style-name="gr5" draw:text-style-name="P1" draw:layer="layout" svg:width="8.825cm" svg:height="2.096cm" svg:x="11.574cm" svg:y="13.782cm">
          <draw:image xlink:href="Pictures/10000201000003EE0000015A1CA32CC5B90774BD.png" xlink:type="simple" xlink:show="embed" xlink:actuate="onLoad" loext:mime-type="image/png">
            <text:p/>
          </draw:image>
        </draw:frame>
        <draw:frame draw:style-name="gr6" draw:text-style-name="P1" draw:layer="layout" svg:width="13.884cm" svg:height="2.097cm" svg:x="11.466cm" svg:y="11.491cm">
          <draw:image xlink:href="Pictures/10000201000003EE0000015A1CA32CC5B90774BD.png" xlink:type="simple" xlink:show="embed" xlink:actuate="onLoad" loext:mime-type="image/png">
            <text:p/>
          </draw:image>
        </draw:frame>
        <draw:frame draw:style-name="gr7" draw:text-style-name="P1" draw:layer="layout" svg:width="14.637cm" svg:height="2.243cm" svg:x="11.529cm" svg:y="15.686cm">
          <draw:image xlink:href="Pictures/10000201000004400000015A80626BE69375760E.png" xlink:type="simple" xlink:show="embed" xlink:actuate="onLoad" loext:mime-type="image/png">
            <text:p/>
          </draw:image>
        </draw:frame>
        <draw:custom-shape draw:style-name="gr8" draw:text-style-name="P3" draw:layer="layout" svg:width="5.715cm" svg:height="4.445cm" svg:x="13.999cm" svg:y="7.96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3" draw:layer="layout" svg:width="5.715cm" svg:height="4.445cm" svg:x="9.301cm" svg:y="1.708cm">
          <text:p text:style-name="P1"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4" draw:layer="layout" svg:width="10.287cm" svg:height="1.673cm" svg:x="16.259cm" svg:y="2.143cm">
          <draw:text-box>
            <text:list text:style-name="L1">
              <text:list-item>
                <text:p>Automatic tools</text:p>
              </text:list-item>
              <text:list-item>
                <text:p>Overlay editor to correct errors</text:p>
              </text:list-item>
            </text:list>
          </draw:text-box>
        </draw:frame>
        <draw:frame draw:style-name="gr10" draw:text-style-name="P4" draw:layer="layout" svg:width="10.287cm" svg:height="1.673cm" svg:x="1.762cm" svg:y="17.764cm">
          <draw:text-box>
            <text:list text:style-name="L1">
              <text:list-item>
                <text:p>Export to Monodi+</text:p>
              </text:list-item>
              <text:list-item>
                <text:p>or MEI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5:48:27.222369829</meta:creation-date>
    <dc:date>2019-09-13T16:58:18.957996041</dc:date>
    <meta:editing-duration>PT3M43S</meta:editing-duration>
    <meta:editing-cycles>1</meta:editing-cycles>
    <meta:document-statistic meta:object-count="11"/>
    <meta:generator>LibreOffice/6.2.6.2$Linux_X86_64 LibreOffice_project/20$Build-2</meta:generator>
  </office:meta>
</office:document-meta>
</file>